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.5416in" text:min-label-width="0.2666in" text:list-level-position-and-space-mode="label-alignment">
          <style:list-level-label-alignment text:label-followed-by="listtab" fo:margin-left="0.8083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8666in" style:use-optimal-column-width="false"/>
    </style:style>
    <style:style style:name="TableColumn38" style:family="table-column">
      <style:table-column-properties style:column-width="1.7201in" style:use-optimal-column-width="false"/>
    </style:style>
    <style:style style:name="TableColumn39" style:family="table-column">
      <style:table-column-properties style:column-width="1.9097in" style:use-optimal-column-width="false"/>
    </style:style>
    <style:style style:name="Table36" style:family="table">
      <style:table-properties style:width="6.4965in" style:rel-width="100%" fo:margin-left="0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15%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</style:style>
    <style:style style:name="T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" style:parent-style-name="ОбычныйИнтернет" style:family="paragraph">
      <style:paragraph-properties fo:line-height="150%" fo:text-indent="0.4916in"/>
    </style:style>
    <style:style style:name="T66" style:parent-style-name="Основнойшрифтабзаца" style:family="text">
      <style:text-properties fo:font-weight="bold" style:font-weight-asian="bold" fo:font-size="14pt" style:font-size-asian="14pt"/>
    </style:style>
    <style:style style:name="P67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6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line-height="115%" fo:text-indent="0.4916in"/>
      <style:text-properties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1" style:parent-style-name="ОбычныйИнтернет" style:family="paragraph">
      <style:paragraph-properties fo:text-align="justify" fo:margin-top="0in" fo:margin-bottom="0in" fo:text-indent="0.4923in"/>
      <style:text-properties fo:language="en" fo:country="US"/>
    </style:style>
    <style:style style:name="P72" style:parent-style-name="ОбычныйИнтернет" style:family="paragraph">
      <style:paragraph-properties fo:text-align="justify" fo:margin-top="0in" fo:margin-bottom="0in" fo:text-indent="0.4923in"/>
      <style:text-properties fo:language="en" fo:country="US"/>
    </style:style>
    <style:style style:name="P73" style:parent-style-name="ОбычныйИнтернет" style:family="paragraph">
      <style:paragraph-properties fo:text-align="justify" fo:margin-top="0in" fo:margin-bottom="0in" fo:text-indent="0.4923in"/>
      <style:text-properties fo:language="en" fo:country="US"/>
    </style:style>
    <style:style style:name="P74" style:parent-style-name="ОбычныйИнтернет" style:family="paragraph">
      <style:paragraph-properties fo:text-align="justify" fo:margin-top="0in" fo:margin-bottom="0in" fo:text-indent="0.4923in"/>
      <style:text-properties fo:language="en" fo:country="US"/>
    </style:style>
    <style:style style:name="P75" style:parent-style-name="ОбычныйИнтернет" style:family="paragraph">
      <style:paragraph-properties fo:text-align="justify" fo:margin-top="0in" fo:margin-bottom="0in" fo:text-indent="0.4923in"/>
      <style:text-properties fo:language="en" fo:country="US"/>
    </style:style>
    <style:style style:name="P76" style:parent-style-name="ОбычныйИнтернет" style:family="paragraph">
      <style:paragraph-properties fo:text-align="justify" fo:margin-top="0in" fo:margin-bottom="0in" fo:margin-left="0.4916in" fo:text-indent="0.4916in">
        <style:tab-stops/>
      </style:paragraph-properties>
      <style:text-properties fo:language="en" fo:country="US"/>
    </style:style>
    <style:style style:name="P77" style:parent-style-name="ОбычныйИнтернет" style:family="paragraph">
      <style:paragraph-properties fo:text-align="justify" fo:margin-top="0in" fo:margin-bottom="0in" fo:text-indent="0.4916in"/>
      <style:text-properties fo:language="en" fo:country="US"/>
    </style:style>
    <style:style style:name="P7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9" style:parent-style-name="ОбычныйИнтернет" style:family="paragraph">
      <style:paragraph-properties fo:text-align="justify" fo:line-height="150%"/>
    </style:style>
    <style:style style:name="T80" style:parent-style-name="Основнойшрифтабзаца" style:family="text">
      <style:text-properties fo:font-size="14pt" style:font-size-asian="14pt"/>
    </style:style>
    <style:style style:name="T81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2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3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4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5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6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T87" style:parent-style-name="Основнойшрифтабзаца" style:family="text">
      <style:text-properties style:font-name-asian="MS Mincho" fo:font-size="14pt" style:font-size-asian="14pt" style:language-asian="ja" style:country-asian="JP"/>
    </style:style>
    <style:style style:name="P8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90" style:family="table-column">
      <style:table-column-properties style:column-width="0.5875in"/>
    </style:style>
    <style:style style:name="TableColumn91" style:family="table-column">
      <style:table-column-properties style:column-width="2.7562in"/>
    </style:style>
    <style:style style:name="TableColumn92" style:family="table-column">
      <style:table-column-properties style:column-width="3.1701in"/>
    </style:style>
    <style:style style:name="Table89" style:family="table">
      <style:table-properties style:width="6.5138in" fo:margin-left="0in" table:align="left"/>
    </style:style>
    <style:style style:name="TableRow93" style:family="table-row">
      <style:table-row-properties style:min-row-height="0.2361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9" style:parent-style-name="ОбычныйИнтернет" style:family="paragraph">
      <style:paragraph-properties fo:text-align="justify" fo:line-height="150%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ableRow101" style:family="table-row">
      <style:table-row-properties style:min-row-height="0.4076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Интернет" style:family="paragraph">
      <style:paragraph-properties fo:text-align="justify"/>
      <style:text-properties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0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0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Row110" style:family="table-row">
      <style:table-row-properties style:min-row-height="0.4076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Интернет" style:family="paragraph">
      <style:paragraph-properties fo:text-align="justify"/>
      <style:text-properties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1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Row118" style:family="table-row">
      <style:table-row-properties style:min-row-height="0.4076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Интернет" style:family="paragraph">
      <style:paragraph-properties fo:text-align="justify"/>
      <style:text-properties fo:font-size="14pt" style:font-size-asian="14pt" style:font-size-complex="14pt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2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Row126" style:family="table-row">
      <style:table-row-properties style:min-row-height="0.4076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Интернет" style:family="paragraph">
      <style:paragraph-properties fo:text-align="justify"/>
      <style:text-properties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3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34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 fo:language="en" fo:country="US"/>
    </style:style>
    <style:style style:name="P135" style:parent-style-name="Standard" style:family="paragraph">
      <style:paragraph-properties fo:line-height="115%" fo:text-indent="0.2916in"/>
    </style:style>
    <style:style style:name="T1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8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39" style:parent-style-name="Обычный" style:family="paragraph">
      <style:paragraph-properties fo:break-before="page"/>
      <style:text-properties fo:hyphenate="true"/>
    </style:style>
    <style:style style:name="P140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41" style:parent-style-name="Standard" style:family="paragraph">
      <style:paragraph-properties fo:text-align="justify" fo:line-height="115%"/>
    </style:style>
    <style:style style:name="T142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143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144" style:parent-style-name="Standard" style:family="paragraph">
      <style:paragraph-properties fo:text-align="justify" fo:line-height="115%" fo:text-indent="0.4923in"/>
    </style:style>
    <style:style style:name="T145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46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7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4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4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5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4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P1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6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2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2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2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2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2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6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2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8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3" style:parent-style-name="Основнойшрифтабзаца" style:family="text">
      <style:text-properties style:font-name="Consolas" style:font-name-complex="Consolas" fo:color="#A31515" fo:font-size="9.5pt" style:font-size-asian="9.5pt" style:font-size-complex="9.5pt" fo:language="en" fo:country="US"/>
    </style:style>
    <style:style style:name="T3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7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onsolas" style:font-name-complex="Consolas" fo:color="#008080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</text:span><text:span text:style-name="T24">8</text:span></text:p>
      <text:p text:style-name="P25"><text:span text:style-name="T26">по<text:s/></text:span><text:span text:style-name="T27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8">Обработка вещественных чисел. Программирование математического сопроцессора.</text:span><text:span text:style-name="T29"><text:line-break/></text:span></text:h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ка гр. 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Пя С.</text:span></text:p>
          </table:table-cell>
        </table:table-row>
        <table:table-row table:style-name="TableRow48">
          <table:table-cell table:style-name="TableCell49">
            <text:p text:style-name="Standard"><text:span text:style-name="T50">Преподаватель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</text:span><text:span text:style-name="T56">.</text:span><text:span text:style-name="T57">А</text:span><text:span text:style-name="T58">.</text:span></text:p>
          </table:table-cell>
        </table:table-row>
      </table:table>
      <text:p text:style-name="P59"/>
      <text:p text:style-name="P60"/>
      <text:p text:style-name="P61"><text:span text:style-name="T62">Санкт-Петербург</text:span></text:p>
      <text:p text:style-name="P63"><text:span text:style-name="T64">2020</text:span></text:p>
      <text:p text:style-name="P65"><text:span text:style-name="T66">Цель работы.</text:span></text:p>
      <text:p text:style-name="P67">Научиться работать с математическим сопроцессором. Разработать программу на языке Ассемблера, обеспечивающую вычисление заданной математической функции.<text:s/></text:p>
      <text:p text:style-name="P68">Основные теоретические положения.</text:p>
      <text:p text:style-name="P69">Разработать подпрограмму на языке Ассемблера, обеспечивающую вычисление<text:s/>заданной математической функции с использованием математического сопроцессора.<text:s/>Подпрограмма должна вызываться из головной программы, разработанной на языке С. При<text:s/>этом должны быть обеспечены заданный способ вызова и обмен параметрами.<text:s/>Альтернативный вариант реализации: разработать на языке Ассемблера фрагмент<text:s/>программы, обеспечивающий вычисление заданной математической функции с<text:s/>использованием математического сопроцессора, который включается по принципу inline в программу, разработанную на языке С.</text:p>
      <text:p text:style-name="P70">Задание:</text:p>
      <text:p text:style-name="P71">function<text:s/></text:p>
      <text:p text:style-name="P72">Name Acos - compute acos</text:p>
      <text:p text:style-name="P73">Usage double Acos (double *xP);<text:s/></text:p>
      <text:p text:style-name="P74">Prototype in math.h<text:s/></text:p>
      <text:p text:style-name="P75">Description Computes acos of the number pointed to by xP.<text:s/></text:p>
      <text:p text:style-name="P76">Arguments to acos must be in the range -1 to 1, acos returns a value in the range 0 to pi.<text:s/></text:p>
      <text:p text:style-name="P77">Use the trig identities acos (x) = atan (sqrt (1-x^2) / x) */</text:p>
      <text:p text:style-name="P78">Ход работы:</text:p>
      <text:p text:style-name="P79"><text:span text:style-name="T80">В качестве ЯВУ используется С/С++. Была реализована функция<text:s/></text:span><text:span text:style-name="T81">acos</text:span><text:span text:style-name="T82">, содержащая в себе</text:span><text:span text:style-name="T83"><text:s/></text:span><text:span text:style-name="T84">ассемблерную вставку, которая отвечает за вычисление арккосинуса.</text:span><text:span text:style-name="T85"><text:s/>Данные вычисления производились с помощью таких операций, как сложение, вычитание, деление, умножение, взятие корня, взятие арктангенса. Также был предусмотрен случай с<text:s/></text:span><text:span text:style-name="T86"><text:s/></text:span><text:span text:style-name="T87">отрицательным значением.</text:span></text:p>
      <text:p text:style-name="P88">Тестирование.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№</text:p>
          </table:table-cell>
          <table:table-cell table:style-name="TableCell96">
            <text:p text:style-name="P97">Входные данные</text:p>
          </table:table-cell>
          <table:table-cell table:style-name="TableCell98">
            <text:p text:style-name="P99"><text:span text:style-name="T100">Выходные данные</text:span></text:p>
          </table:table-cell>
        </table:table-row>
        <table:table-row table:style-name="TableRow101">
          <table:table-cell table:style-name="TableCell102">
            <text:p text:style-name="P103">1.</text:p>
          </table:table-cell>
          <table:table-cell table:style-name="TableCell104">
            <text:p text:style-name="P105">0</text:p>
          </table:table-cell>
          <table:table-cell table:style-name="TableCell106">
            <text:p text:style-name="P107">acos(x) of math.h: 1.5707963267949</text:p>
            <text:p text:style-name="P108">acos(x) of assembler: 1.5707963267949</text:p>
            <text:p text:style-name="P109"/>
          </table:table-cell>
        </table:table-row>
        <table:table-row table:style-name="TableRow110">
          <table:table-cell table:style-name="TableCell111">
            <text:p text:style-name="P112">2.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acos(x) of math.h: 0</text:p>
            <text:p text:style-name="P117">acos(x) of assembler: 0</text:p>
          </table:table-cell>
        </table:table-row>
        <table:table-row table:style-name="TableRow118">
          <table:table-cell table:style-name="TableCell119">
            <text:p text:style-name="P120">3.</text:p>
          </table:table-cell>
          <table:table-cell table:style-name="TableCell121">
            <text:p text:style-name="P122">-1</text:p>
          </table:table-cell>
          <table:table-cell table:style-name="TableCell123">
            <text:p text:style-name="P124">acos(x) of math.h: 3.14159265358979</text:p>
            <text:p text:style-name="P125">acos(x) of assembler: 3.14159265358979</text:p>
          </table:table-cell>
        </table:table-row>
        <table:table-row table:style-name="TableRow126">
          <table:table-cell table:style-name="TableCell127">
            <text:p text:style-name="P128">4.</text:p>
          </table:table-cell>
          <table:table-cell table:style-name="TableCell129">
            <text:p text:style-name="P130">-0.5</text:p>
          </table:table-cell>
          <table:table-cell table:style-name="TableCell131">
            <text:p text:style-name="P132">acos(x) of math.h: 2.0943951023932</text:p>
            <text:p text:style-name="P133">acos(x) of assembler: 2.0943951023932</text:p>
          </table:table-cell>
        </table:table-row>
      </table:table>
      <text:p text:style-name="P134"/>
      <text:p text:style-name="P135"><text:span text:style-name="T136"><text:s text:c="4"/></text:span><text:span text:style-name="T137">Выводы.</text:span></text:p>
      <text:p text:style-name="P138">В результате выполнения лабораторной работы был разработан код, состоящий из ассемблерного модуля и остальной части на ЯВУ С++,<text:s/>который<text:s/>вычисляет арккосинус.<text:s/></text:p>
      <text:p text:style-name="P139"/>
      <text:p text:style-name="P140"/>
      <text:p text:style-name="P141"><text:s/><text:tab/><text:span text:style-name="T142">Приложение</text:span><text:span text:style-name="T143">.</text:span></text:p>
      <text:p text:style-name="P144"><text:span text:style-name="T145">Текст</text:span><text:span text:style-name="T146"><text:s/></text:span><text:span text:style-name="T147">файла</text:span><text:span text:style-name="T148"><text:s/></text:span><text:span text:style-name="T149">Source</text:span><text:span text:style-name="T150">.cpp</text:span></text:p>
      <text:p text:style-name="P151"><text:span text:style-name="T152">#include</text:span><text:span text:style-name="T153"><text:s/></text:span><text:span text:style-name="T154">&lt;math.h&gt;</text:span></text:p>
      <text:p text:style-name="P155"><text:span text:style-name="T156">#include</text:span><text:span text:style-name="T157"><text:s/></text:span><text:span text:style-name="T158">&lt;iostream&gt;</text:span></text:p>
      <text:p text:style-name="P159"><text:span text:style-name="T160">#include</text:span><text:span text:style-name="T161"><text:s/></text:span><text:span text:style-name="T162">&lt;iomanip&gt;</text:span></text:p>
      <text:p text:style-name="P163"/>
      <text:p text:style-name="P164"><text:span text:style-name="T165">using</text:span><text:span text:style-name="T166"><text:s/></text:span><text:span text:style-name="T167">namespace</text:span><text:span text:style-name="T168"><text:s/>std;</text:span></text:p>
      <text:p text:style-name="P169"><text:span text:style-name="T170">/* var6</text:span></text:p>
      <text:p text:style-name="P171"><text:span text:style-name="T172">function</text:span></text:p>
      <text:p text:style-name="P173"><text:span text:style-name="T174">Name Acos - compute acos</text:span></text:p>
      <text:p text:style-name="P175"><text:span text:style-name="T176">Usage double Acos (double *xP);</text:span></text:p>
      <text:p text:style-name="P177"><text:span text:style-name="T178">Prototype in math.h</text:span></text:p>
      <text:p text:style-name="P179"><text:span text:style-name="T180">Description Computes acos of the number pointed to by xP.</text:span></text:p>
      <text:p text:style-name="P181"><text:span text:style-name="T182"><text:s/>Arguments to acos must be in the range -1 to 1, acos returns a value in the range 0 to pi.</text:span></text:p>
      <text:p text:style-name="P183"><text:span text:style-name="T184">Use the trig identities acos (x) = atan (sqrt (1-x^2) / x) */</text:span></text:p>
      <text:p text:style-name="P185"/>
      <text:p text:style-name="P186"/>
      <text:p text:style-name="P187"><text:span text:style-name="T188">double</text:span><text:span text:style-name="T189"><text:s/>acosAsm(</text:span><text:span text:style-name="T190">double</text:span><text:span text:style-name="T191">*<text:s/></text:span><text:span text:style-name="T192">xP</text:span><text:span text:style-name="T193">) {</text:span></text:p>
      <text:p text:style-name="P194"><text:span text:style-name="T195"><text:s text:c="4"/></text:span><text:span text:style-name="T196">double</text:span><text:span text:style-name="T197"><text:s/>x = *</text:span><text:span text:style-name="T198">xP</text:span><text:span text:style-name="T199">;</text:span></text:p>
      <text:p text:style-name="P200"><text:span text:style-name="T201"><text:s text:c="4"/></text:span><text:span text:style-name="T202">double</text:span><text:span text:style-name="T203"><text:s/>y = -1;</text:span></text:p>
      <text:p text:style-name="P204"><text:span text:style-name="T205"><text:s text:c="4"/></text:span><text:span text:style-name="T206">_asm</text:span><text:span text:style-name="T207"><text:s/>{</text:span></text:p>
      <text:p text:style-name="P208"><text:span text:style-name="T209"><text:s text:c="8"/>fld x;</text:span><text:span text:style-name="T210">// кладем в стек x</text:span></text:p>
      <text:p text:style-name="P211"><text:s text:c="8"/>fld x;</text:p>
      <text:p text:style-name="P212"><text:span text:style-name="T213"><text:s text:c="8"/>fmul;</text:span><text:span text:style-name="T214">// переменожаем два первых значения в стеке</text:span></text:p>
      <text:p text:style-name="P215"><text:span text:style-name="T216"><text:s text:c="8"/>fld1;</text:span><text:span text:style-name="T217">// кладем единицу в стек</text:span></text:p>
      <text:p text:style-name="P218"><text:span text:style-name="T219"><text:s text:c="8"/>fxch st(1);</text:span><text:span text:style-name="T220">// меняем местами элементы стека st(0) и st(1)</text:span></text:p>
      <text:p text:style-name="P221"><text:span text:style-name="T222"><text:s text:c="8"/>fsub;</text:span><text:span text:style-name="T223">// вычитаем из 1ого 0ый элемент стека и кладем в 0 элемент</text:span></text:p>
      <text:p text:style-name="P224"><text:span text:style-name="T225"><text:s text:c="8"/>fsqrt;</text:span><text:span text:style-name="T226">// вычисляем корень 0ого элемента стека</text:span></text:p>
      <text:p text:style-name="P227"><text:s text:c="8"/>fld x;</text:p>
      <text:p text:style-name="P228"><text:span text:style-name="T229"><text:s text:c="8"/>fdiv;</text:span><text:span text:style-name="T230">// делим 1ый элемент стека на 0ой и кладем в стек</text:span></text:p>
      <text:p text:style-name="P231"><text:s text:c="8"/>fld1;</text:p>
      <text:p text:style-name="P232"><text:span text:style-name="T233"><text:s text:c="8"/>fpatan;</text:span><text:span text:style-name="T234">// вычисляем арктангенс от числа, образованного делением 1 элемента на 0 элемент стека</text:span></text:p>
      <text:p text:style-name="P235"><text:span text:style-name="T236"><text:s text:c="8"/>fstp y;</text:span><text:span text:style-name="T237">// кладем элемент 0 в переменную y</text:span></text:p>
      <text:p text:style-name="P238"><text:span text:style-name="T239"><text:s text:c="8"/></text:span><text:span text:style-name="T240">// определяем дальнейшие действия в случае отрицательного или положительного значения</text:span></text:p>
      <text:p text:style-name="P241"><text:span text:style-name="T242"><text:s text:c="8"/>fldz;</text:span><text:span text:style-name="T243">// кладем в стек число 0</text:span></text:p>
      <text:p text:style-name="P244"><text:s text:c="8"/>fld x;</text:p>
      <text:p text:style-name="P245"><text:span text:style-name="T246"><text:s text:c="8"/>fcom;</text:span><text:span text:style-name="T247">// сравниваем два элемента из стека</text:span></text:p>
      <text:p text:style-name="P248"><text:span text:style-name="T249"><text:s text:c="8"/>fstsw ax;</text:span><text:span text:style-name="T250">// берем результат из сопроцессора</text:span></text:p>
      <text:p text:style-name="P251"><text:span text:style-name="T252"><text:s text:c="8"/>sahf;</text:span><text:span text:style-name="T253">// загружаем ax в регистр флагов</text:span></text:p>
      <text:p text:style-name="P254"><text:span text:style-name="T255"><text:s text:c="8"/>jae finish;</text:span><text:span text:style-name="T256">// в случае, если x &gt;= 0</text:span></text:p>
      <text:p text:style-name="P257"><text:s text:c="8"/>fld y;</text:p>
      <text:p text:style-name="P258"><text:span text:style-name="T259"><text:s text:c="8"/>fldpi;</text:span><text:span text:style-name="T260">// кладем в стек константу пи</text:span></text:p>
      <text:p text:style-name="P261"><text:span text:style-name="T262"><text:s text:c="8"/>fadd;</text:span><text:span text:style-name="T263">// складываем два элемента из стека и кладем в 0 элемент</text:span></text:p>
      <text:p text:style-name="P264"><text:span text:style-name="T265"><text:s text:c="8"/></text:span><text:span text:style-name="T266">fstp y;</text:span></text:p>
      <text:p text:style-name="P267"><text:s text:c="4"/>finish:</text:p>
      <text:p text:style-name="P268"><text:s text:c="4"/>}</text:p>
      <text:p text:style-name="P269"><text:span text:style-name="T270"><text:s text:c="4"/></text:span><text:span text:style-name="T271">return</text:span><text:span text:style-name="T272"><text:s/>y;</text:span></text:p>
      <text:p text:style-name="P273">}</text:p>
      <text:p text:style-name="P274"/>
      <text:p text:style-name="P275"/>
      <text:p text:style-name="P276"><text:span text:style-name="T277">int</text:span><text:span text:style-name="T278"><text:s/>main()</text:span></text:p>
      <text:p text:style-name="P279">{</text:p>
      <text:p text:style-name="P280"><text:span text:style-name="T281"><text:s text:c="4"/></text:span><text:span text:style-name="T282">double</text:span><text:span text:style-name="T283"><text:s/>x;</text:span></text:p>
      <text:p text:style-name="P284"><text:span text:style-name="T285"><text:s text:c="4"/>cout<text:s/></text:span><text:span text:style-name="T286">&lt;&lt;</text:span><text:span text:style-name="T287"><text:s/></text:span><text:span text:style-name="T288">"Enter x:\n"</text:span><text:span text:style-name="T289">;</text:span></text:p>
      <text:p text:style-name="P290"><text:span text:style-name="T291"><text:s text:c="4"/>cin<text:s/></text:span><text:span text:style-name="T292">&gt;&gt;</text:span><text:span text:style-name="T293"><text:s/>x;</text:span></text:p>
      <text:p text:style-name="P294"><text:span text:style-name="T295"><text:s text:c="4"/></text:span><text:span text:style-name="T296">while</text:span><text:span text:style-name="T297"><text:s/>((x &lt; -1) || (x &gt; 1)) {</text:span></text:p>
      <text:p text:style-name="P298"><text:span text:style-name="T299"><text:s text:c="8"/>cout<text:s/></text:span><text:span text:style-name="T300">&lt;&lt;</text:span><text:span text:style-name="T301"><text:s/></text:span><text:span text:style-name="T302">"Data must be at range of -1 to 1.\n"</text:span><text:span text:style-name="T303"><text:s/></text:span><text:span text:style-name="T304">&lt;&lt;</text:span><text:span text:style-name="T305"><text:s/>endl;</text:span></text:p>
      <text:p text:style-name="P306"><text:span text:style-name="T307"><text:s text:c="8"/>cout<text:s/></text:span><text:span text:style-name="T308">&lt;&lt;</text:span><text:span text:style-name="T309"><text:s/></text:span><text:span text:style-name="T310">"Enter x again:\n"</text:span><text:span text:style-name="T311">;</text:span></text:p>
      <text:p text:style-name="P312"><text:span text:style-name="T313"><text:s text:c="8"/>cin<text:s/></text:span><text:span text:style-name="T314">&gt;&gt;</text:span><text:span text:style-name="T315"><text:s/>x;</text:span></text:p>
      <text:p text:style-name="P316"><text:s text:c="4"/>}</text:p>
      <text:p text:style-name="P317"><text:span text:style-name="T318"><text:s text:c="4"/>cout<text:s/></text:span><text:span text:style-name="T319">&lt;&lt;</text:span><text:span text:style-name="T320"><text:s/></text:span><text:span text:style-name="T321">"acos(x) of math.h: "</text:span><text:span text:style-name="T322"><text:s/></text:span><text:span text:style-name="T323">&lt;&lt;</text:span><text:span text:style-name="T324"><text:s/>setprecision(15)<text:s/></text:span><text:span text:style-name="T325">&lt;&lt;</text:span><text:span text:style-name="T326"><text:s/>acos(x)<text:s/></text:span><text:span text:style-name="T327">&lt;&lt;</text:span><text:span text:style-name="T328"><text:s/>endl;</text:span></text:p>
      <text:p text:style-name="P329"><text:span text:style-name="T330"><text:s text:c="4"/>cout<text:s/></text:span><text:span text:style-name="T331">&lt;&lt;</text:span><text:span text:style-name="T332"><text:s/></text:span><text:span text:style-name="T333">"acos(x) of assembler: "</text:span><text:span text:style-name="T334"><text:s/></text:span><text:span text:style-name="T335">&lt;&lt;</text:span><text:span text:style-name="T336"><text:s/>setprecision(15)<text:s/></text:span><text:span text:style-name="T337">&lt;&lt;</text:span><text:span text:style-name="T338"><text:s/>acosAsm(&amp;x)<text:s/></text:span><text:span text:style-name="T339">&lt;&lt;</text:span><text:span text:style-name="T340"><text:s/>endl;</text:span></text:p>
      <text:p text:style-name="P341"><text:span text:style-name="T342"><text:s text:c="4"/></text:span><text:span text:style-name="T343">return</text:span><text:span text:style-name="T344"><text:s/>0;</text:span></text:p>
      <text:p text:style-name="P345"><text:span text:style-name="T34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.5416in" text:min-label-width="0.2666in" text:list-level-position-and-space-mode="label-alignment">
          <style:list-level-label-alignment text:label-followed-by="listtab" fo:margin-left="0.8083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2-09T22:01:00Z</dc:date>
    <meta:print-date>2019-09-18T23:43:00Z</meta:print-date>
    <meta:template xlink:href="Normal" xlink:type="simple"/>
    <meta:editing-cycles>25</meta:editing-cycles>
    <meta:editing-duration>PT2772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48" meta:character-count="4335" meta:row-count="30" meta:non-whitespace-character-count="3695"/>
  </office:meta>
</office:document-meta>
</file>